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1.1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stroke="solid" draw:stroke-dash="Ultrafine_20_Dashed" svg:stroke-width="0.076cm" svg:stroke-color="#0000ff" draw:marker-start-width="0.305cm" draw:marker-end="Arrow" draw:marker-end-width="0.254cm" draw:fill="none" draw:textarea-vertical-align="middle" fo:padding-top="0.163cm" fo:padding-bottom="0.163cm" fo:padding-left="0.288cm" fo:padding-right="0.288cm"/>
    </style:style>
    <style:style style:name="gr4" style:family="graphic" style:parent-style-name="standard">
      <style:graphic-properties draw:stroke="none" svg:stroke-color="#000000" draw:fill="none" draw:fill-color="#ffffff" draw:textarea-horizontal-align="left" draw:auto-grow-height="true" draw:auto-grow-width="false" fo:min-height="0.766cm" fo:min-width="0.508cm"/>
    </style:style>
    <style:style style:name="gr5" style:family="graphic" style:parent-style-name="objectwithoutfill">
      <style:graphic-properties svg:stroke-width="0.076cm" svg:stroke-color="#0000ff" draw:marker-start-width="0.305cm" draw:marker-end="Arrow" draw:marker-end-width="0.254cm" draw:fill="none" draw:textarea-vertical-align="middle" fo:padding-top="0.163cm" fo:padding-bottom="0.163cm" fo:padding-left="0.288cm" fo:padding-right="0.288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388cm"/>
    </style:style>
    <style:style style:name="P1" style:family="paragraph">
      <style:paragraph-properties fo:text-align="center"/>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899cm" svg:height="0.962cm" svg:x="5.079cm" svg:y="2.782cm">
          <draw:text-box>
            <text:p>y = 1</text:p>
          </draw:text-box>
        </draw:frame>
        <draw:frame draw:style-name="gr2" draw:layer="layout" svg:width="2.466cm" svg:height="3.095cm" svg:x="9.17cm" svg:y="2.828cm">
          <draw:text-box>
            <text:p>r1 = x;</text:p>
            <text:p/>
            <text:p/>
            <text:p>r2 = y; </text:p>
          </draw:text-box>
        </draw:frame>
        <draw:frame draw:style-name="gr2" draw:layer="layout" svg:width="2.466cm" svg:height="3.095cm" svg:x="14.015cm" svg:y="2.833cm">
          <draw:text-box>
            <text:p>r3 = y;</text:p>
            <text:p/>
            <text:p/>
            <text:p>r4 = x; </text:p>
          </draw:text-box>
        </draw:frame>
        <draw:frame draw:style-name="gr2" draw:layer="layout" svg:width="1.899cm" svg:height="0.962cm" svg:x="0.861cm" svg:y="2.774cm">
          <draw:text-box>
            <text:p>x = 1</text:p>
          </draw:text-box>
        </draw:frame>
        <draw:line draw:style-name="gr3" draw:text-style-name="P1" draw:layer="layout" svg:x1="10.386cm" svg:y1="3.663cm" svg:x2="10.386cm" svg:y2="5.16cm">
          <text:p/>
        </draw:line>
        <draw:frame draw:style-name="gr2" draw:text-style-name="P2" draw:layer="layout" svg:width="0.891cm" svg:height="0.962cm" svg:x="12.546cm" svg:y="5.917cm">
          <draw:text-box>
            <text:p><text:span text:style-name="T1">rf</text:span></text:p>
          </draw:text-box>
        </draw:frame>
        <draw:frame draw:style-name="gr4" draw:text-style-name="P2" draw:layer="layout" svg:width="1.171cm" svg:height="1.016cm" svg:x="10.258cm" svg:y="3.817cm">
          <draw:text-box>
            <text:p><text:span text:style-name="T1">sb</text:span></text:p>
          </draw:text-box>
        </draw:frame>
        <draw:line draw:style-name="gr3" draw:text-style-name="P1" draw:layer="layout" svg:x1="15.139cm" svg:y1="3.663cm" svg:x2="15.139cm" svg:y2="5.16cm">
          <text:p/>
        </draw:line>
        <draw:frame draw:style-name="gr4" draw:text-style-name="P2" draw:layer="layout" svg:width="1.171cm" svg:height="1.016cm" svg:x="15.011cm" svg:y="3.917cm">
          <draw:text-box>
            <text:p><text:span text:style-name="T1">sb</text:span></text:p>
          </draw:text-box>
        </draw:frame>
        <draw:path draw:style-name="gr5" draw:text-style-name="P1" draw:layer="layout" svg:width="4.602cm" svg:height="5.666cm" draw:transform="skewX (-7.14086569075127E-017) rotate (0.910538270765442) translate (2.55367981459986cm 3.05676270371699cm)" svg:viewBox="0 0 4603 5667" svg:d="m0 12c475-58 930 108 1373 242 360 108 622 403 857 683 297 353 567 729 850 1095 238 306 480 609 713 918 220 291 422 595 648 886 300 387 85 843 117 1257l-121 574">
          <text:p/>
        </draw:path>
        <draw:frame draw:style-name="gr6" draw:text-style-name="P2" draw:layer="layout" svg:width="0.891cm" svg:height="0.962cm" svg:x="3.254cm" svg:y="1.918cm">
          <draw:text-box>
            <text:p><text:span text:style-name="T1">rf</text:span></text:p>
          </draw:text-box>
        </draw:frame>
        <draw:line draw:style-name="gr3" draw:text-style-name="P1" draw:layer="layout" svg:x1="9.243cm" svg:y1="5.568cm" svg:x2="6.449cm" svg:y2="3.663cm">
          <text:p/>
        </draw:line>
        <draw:path draw:style-name="gr5" draw:text-style-name="P1" draw:layer="layout" svg:width="5.839cm" svg:height="11.063cm" draw:transform="skewX (-5.76559364960139E-017) rotate (-1.27827914416065) translate (16.5347354229083cm 0.599630988107851cm)" svg:viewBox="0 0 5840 11064" svg:d="m0 11064c404-17 3535-1909 3627-2255 117-435 261-865 391-1298 142-472 731-2250 872-2669 116-345 210-700 316-1050 99-328 180-665 298-989 126-347 221-696 285-1060 70-401 118-872-209-1208-259-267-1652-630-2036-512-397 121-856 316-977 784l-97 206">
          <text:p/>
        </draw:path>
        <draw:path draw:style-name="gr5" draw:text-style-name="P1" draw:layer="layout" svg:width="11.982cm" svg:height="4.476cm" draw:transform="rotate (2.72428442943795) translate (12.9385626175393cm 7.55556347899591cm)" svg:viewBox="0 0 11983 4477" svg:d="m0 2584c471-107 2101 655 2473 881 332 200 2640 1076 2997 1008 364-70 5815-2468 6040-2756 262-335 379-755 473-1164l-56-363-48-19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9.05cm" fo:page-height="7.87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eizhao Ou</meta:initial-creator>
    <meta:creation-date>2014-07-03T17:31:17</meta:creation-date>
    <dc:date>2014-07-07T11:52:13</dc:date>
    <dc:creator>Peizhao Ou</dc:creator>
    <meta:editing-duration>PT39M42S</meta:editing-duration>
    <meta:editing-cycles>20</meta:editing-cycles>
    <meta:generator>LibreOffice/3.5$Linux_X86_64 LibreOffice_project/350m1$Build-2</meta:generator>
    <meta:document-statistic meta:object-count="14"/>
  </office:meta>
</office:document-meta>
</file>